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p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2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2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57" office:value-type="string" calcext:value-type="string">
            <text:p>SKY</text:p>
          </table:table-cell>
          <table:table-cell table:number-columns-repeated="8"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3"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11" office:value-type="string" calcext:value-type="string">
            <text:p>SKY</text:p>
          </table:table-cell>
          <table:table-cell table:number-columns-repeated="3" office:value-type="string" calcext:value-type="string">
            <text:p>BRK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56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14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87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14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8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14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85" office:value-type="string" calcext:value-type="string">
            <text:p>SKY</text:p>
          </table:table-cell>
          <table:table-cell table:number-columns-repeated="5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4" office:value-type="string" calcext:value-type="string">
            <text:p>SKY</text:p>
          </table:table-cell>
          <table:table-cell table:number-columns-repeated="3" office:value-type="string" calcext:value-type="string">
            <text:p>CRS</text:p>
          </table:table-cell>
          <table:table-cell table:number-columns-repeated="7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21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18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5" office:value-type="string" calcext:value-type="string">
            <text:p>SKY</text:p>
          </table:table-cell>
          <table:table-cell table:number-columns-repeated="2" office:value-type="string" calcext:value-type="string">
            <text:p>BRK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2"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12" office:value-type="string" calcext:value-type="string">
            <text:p>SKY</text:p>
          </table:table-cell>
          <table:table-cell table:number-columns-repeated="2"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12" office:value-type="string" calcext:value-type="string">
            <text:p>SKY</text:p>
          </table:table-cell>
          <table:table-cell table:number-columns-repeated="6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CBK</text:p>
          </table:table-cell>
          <table:table-cell office:value-type="string" calcext:value-type="string">
            <text:p>CWR</text:p>
          </table:table-cell>
          <table:table-cell table:number-columns-repeated="7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5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39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26" office:value-type="string" calcext:value-type="string">
            <text:p>SKY</text:p>
          </table:table-cell>
          <table:table-cell table:number-columns-repeated="7" office:value-type="string" calcext:value-type="string">
            <text:p>S_B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table:number-columns-repeated="3" office:value-type="string" calcext:value-type="string">
            <text:p>CRB</text:p>
          </table:table-cell>
          <table:table-cell office:value-type="string" calcext:value-type="string">
            <text:p>CRS</text:p>
          </table:table-cell>
          <table:table-cell table:number-columns-repeated="6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13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1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13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21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SKY</text:p>
          </table:table-cell>
          <table:table-cell table:number-columns-repeated="8" office:value-type="string" calcext:value-type="string">
            <text:p>S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DT</text:p>
          </table:table-cell>
          <table:table-cell table:number-columns-repeated="2" office:value-type="string" calcext:value-type="string">
            <text:p>CB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3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2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B_L</text:p>
          </table:table-cell>
          <table:table-cell table:number-columns-repeated="3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15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2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3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12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table:number-columns-repeated="2" office:value-type="string" calcext:value-type="string">
            <text:p>B_M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table:number-columns-repeated="5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9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DB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69" office:value-type="string" calcext:value-type="string">
            <text:p>C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15" office:value-type="string" calcext:value-type="string">
            <text:p>C_B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64" office:value-type="string" calcext:value-type="string">
            <text:p>C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58" office:value-type="string" calcext:value-type="string">
            <text:p>C_B</text:p>
          </table:table-cell>
          <table:table-cell table:number-columns-repeated="8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se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table:number-columns-repeated="2"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table:number-columns-repeated="2"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table:number-columns-repeated="3"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table:number-columns-repeated="3"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table:number-columns-repeated="3"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table:number-columns-repeated="3"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8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8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4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9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9" office:value-type="string" calcext:value-type="string">
            <text:p>SKY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4" office:value-type="string" calcext:value-type="string">
            <text:p>SKY</text:p>
          </table:table-cell>
          <table:table-cell table:number-columns-repeated="5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SKY</text:p>
          </table:table-cell>
          <table:table-cell table:number-columns-repeated="6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table:number-columns-repeated="7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FPL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BK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WR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ision" table:style-name="ta1">
        <table:table-column table:style-name="co1" table:number-columns-repeated="1024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2:21:43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2:09:39.969000000</meta:creation-date>
    <dc:date>2021-04-01T02:08:12.135000000</dc:date>
    <meta:editing-duration>P5DT19H47M52S</meta:editing-duration>
    <meta:editing-cycles>24</meta:editing-cycles>
    <meta:generator>LibreOffice/7.0.4.2$Windows_X86_64 LibreOffice_project/dcf040e67528d9187c66b2379df5ea4407429775</meta:generator>
    <meta:document-statistic meta:table-count="3" meta:cell-count="6390" meta:object-count="0"/>
  </office:meta>
</office:document-meta>
</file>